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9f1b"/>
    </style:style>
    <style:style style:name="P2" style:family="paragraph" style:parent-style-name="Text_20_body">
      <style:text-properties officeooo:rsid="0027eda8" officeooo:paragraph-rsid="0027eda8"/>
    </style:style>
    <style:style style:name="P3" style:family="paragraph" style:parent-style-name="Heading_20_1">
      <style:text-properties officeooo:rsid="001e9f1b" officeooo:paragraph-rsid="001e9f1b"/>
    </style:style>
    <style:style style:name="P4" style:family="paragraph">
      <style:paragraph-properties fo:text-align="center"/>
    </style:style>
    <style:style style:name="T1" style:family="text">
      <style:text-properties officeooo:rsid="0028621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gr1" style:family="graphic">
      <style:graphic-properties draw:textarea-horizontal-align="justify" draw:textarea-vertical-align="middle" draw:auto-grow-height="false" fo:min-height="3.016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4.313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746cm" fo:min-width="2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419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lasses</text:h>
      <text:p text:style-name="P1"><draw:frame draw:style-name="fr1" draw:name="Cadre1" text:anchor-type="paragraph" svg:x="0.192cm" svg:y="0.385cm" svg:width="16.298cm" draw:z-index="0"><draw:text-box fo:min-height="15.85cm"><text:p text:style-name="Frame_20_contents"><draw:custom-shape text:anchor-type="paragraph" draw:z-index="1" draw:name="Forme1" draw:style-name="gr1" svg:width="3.546cm" svg:height="3.017cm" svg:x="4.69cm" svg:y="4.452cm"><text:p>V</text:p><text:p>._name</text:p><text:p>._value</text:p><text:p>._error </text:p><text:p>.valueOf()</text:p><text:p>.toString()</text:p><draw:enhanced-geometry svg:viewBox="0 0 21600 21600" draw:type="rectangle" draw:enhanced-path="M 0 0 L 21600 0 21600 21600 0 21600 0 0 Z N"/></draw:custom-shape><draw:custom-shape text:anchor-type="paragraph" draw:z-index="2" draw:name="Forme2" draw:style-name="gr2" svg:width="3.943cm" svg:height="4.313cm" svg:x="4.637cm" svg:y="7.997cm"><text:p>JcFunc</text:p><text:p>._func</text:p><text:p>._name</text:p><text:p>._value<text:line-break/>._error</text:p><text:p>._getName()</text:p><text:p>.valueOf()</text:p><text:p>.toString()</text:p><draw:enhanced-geometry svg:viewBox="0 0 21600 21600" draw:type="rectangle" draw:enhanced-path="M 0 0 L 21600 0 21600 21600 0 21600 0 0 Z N"/></draw:custom-shape><draw:line text:anchor-type="paragraph" draw:z-index="3" draw:name="Forme3" draw:style-name="gr3" draw:text-style-name="P4" svg:x1="6.516cm" svg:y1="7.995cm" svg:x2="6.516cm" svg:y2="7.468cm"><text:p/></draw:line><draw:custom-shape text:anchor-type="paragraph" draw:z-index="4" draw:name="Forme4" draw:style-name="gr4" draw:text-style-name="P4" svg:width="3.043cm" svg:height="3.043cm" svg:x="4.743cm" svg:y="0.404cm"><text:p text:style-name="P4">v(name,value)</text:p><text:p text:style-name="P4">[names]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5" svg:width="3.546cm" svg:height="4.419cm" svg:x="8.738cm" svg:y="4.505cm"><text:p>Table</text:p><text:p>._name</text:p><text:p>._length</text:p><text:p>._cols </text:p><text:p>.toString()</text:p><text:p>.add()</text:p><text:p>.span()</text:p><text:p>.view()</text:p><draw:enhanced-geometry svg:viewBox="0 0 21600 21600" draw:type="rectangle" draw:enhanced-path="M 0 0 L 21600 0 21600 21600 0 21600 0 0 Z N"/></draw:custom-shape><draw:custom-shape text:anchor-type="paragraph" draw:z-index="6" draw:name="Forme1" draw:style-name="gr5" svg:width="3.546cm" svg:height="4.419cm" svg:x="12.599cm" svg:y="4.505cm"><text:p>HTML</text:p><text:p>.span()</text:p><text:p>.view()</text:p><text:p>.p()</text:p><text:p/><draw:enhanced-geometry svg:viewBox="0 0 21600 21600" draw:type="rectangle" draw:enhanced-path="M 0 0 L 21600 0 21600 21600 0 21600 0 0 Z N"/></draw:custom-shape></text:p></draw:text-box></draw:frame></text:p>
      <text:p text:style-name="P1"/>
      <text:p text:style-name="P1"/>
      <text:p text:style-name="P2">axe('grid',{t:0,p:0,v:0,a:0})</text:p>
      <text:p text:style-name="P2"><text:s text:c="2"/>.trapeze({p<text:span text:style-name="T1">e:</text:span>1000,vMax:2,a:1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8S</meta:editing-duration>
    <meta:editing-cycles>9</meta:editing-cycles>
    <meta:generator>LibreOffice/5.1.5.2$Windows_x86 LibreOffice_project/7a864d8825610a8c07cfc3bc01dd4fce6a9447e5</meta:generator>
    <dc:date>2018-06-04T17:55:18.311000000</dc:date>
    <meta:document-statistic meta:table-count="0" meta:image-count="0" meta:object-count="0" meta:page-count="1" meta:paragraph-count="3" meta:word-count="3" meta:character-count="67" meta:non-whitespace-character-count="65"/>
    <meta:user-defined meta:name="Info 1"/>
    <meta:user-defined meta:name="Info 2"/>
    <meta:user-defined meta:name="Info 3"/>
    <meta:user-defined meta:name="Info 4"/>
  </office:meta>
</office:document-meta>
</file>